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.Foo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.get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EncoderTests.expectXml(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b2XmlEncoderTests.encod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2Xml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xb2XmlEncoderTests.encodeElementsWithComm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b2Xml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xb2XmlEncoderTests.Jaxb2Xml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